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0034" officeooo:paragraph-rsid="00070034"/>
    </style:style>
    <style:style style:name="P2" style:family="paragraph" style:parent-style-name="Standard">
      <style:paragraph-properties fo:text-align="justify" style:justify-single-word="false"/>
      <style:text-properties officeooo:rsid="00070034" officeooo:paragraph-rsid="000b3275"/>
    </style:style>
    <style:style style:name="P3" style:family="paragraph" style:parent-style-name="Standard">
      <style:paragraph-properties fo:text-align="justify" style:justify-single-word="false"/>
      <style:text-properties officeooo:rsid="00070034" officeooo:paragraph-rsid="000b4a95"/>
    </style:style>
    <style:style style:name="P4" style:family="paragraph" style:parent-style-name="Standard">
      <style:text-properties fo:font-size="14pt" fo:font-weight="bold" officeooo:rsid="00070034" officeooo:paragraph-rsid="00070034"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0d772" officeooo:paragraph-rsid="0010d772" style:font-size-asian="14pt" style:font-weight-asian="bold" style:font-size-complex="14pt" style:font-weight-complex="bold"/>
    </style:style>
    <style:style style:name="T1" style:family="text">
      <style:text-properties officeooo:rsid="0008e5f4"/>
    </style:style>
    <style:style style:name="T2" style:family="text">
      <style:text-properties officeooo:rsid="000b3275"/>
    </style:style>
    <style:style style:name="T3" style:family="text">
      <style:text-properties officeooo:rsid="000e28ff"/>
    </style:style>
    <style:style style:name="T4" style:family="text">
      <style:text-properties fo:font-weight="bold" style:font-weight-asian="bold" style:font-weight-complex="bold"/>
    </style:style>
    <style:style style:name="T5" style:family="text">
      <style:text-properties fo:font-weight="bold" officeooo:rsid="0008e5f4" style:font-weight-asian="bold" style:font-weight-complex="bold"/>
    </style:style>
    <style:style style:name="T6" style:family="text">
      <style:text-properties fo:font-weight="bold" officeooo:rsid="000b3275" style:font-weight-asian="bold" style:font-weight-complex="bold"/>
    </style:style>
    <style:style style:name="T7" style:family="text">
      <style:text-properties fo:font-weight="bold" officeooo:rsid="00103e83" style:font-weight-asian="bold" style:font-weight-complex="bold"/>
    </style:style>
    <style:style style:name="T8" style:family="text">
      <style:text-properties fo:font-size="12pt" officeooo:rsid="0012b4c2" style:font-size-asian="10.5pt" style:font-size-complex="12pt"/>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12b4c2"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Jakub Wolski (25 lat)</text:p>
      <text:p text:style-name="P1"/>
      <text:p text:style-name="P2"><text:tab/><text:span text:style-name="T4">Pracujący </text:span><text:span text:style-name="T5">student.</text:span><text:span text:style-name="T1"> Wraz ze znajomymi wynajmuje mieszkanie w pobliżu uczelni. Jest człowiekiem bardzo zabieganym przez co może nie zwracać uwagi na rzeczy przyziemne. </text:span></text:p>
      <text:p text:style-name="P2"/>
      <text:p text:style-name="P3"><text:span text:style-name="T2"><text:tab/></text:span><text:span text:style-name="T6">Koczownik.</text:span><text:span text:style-name="T2"> Z racji studiów w innym mieście nie związuje się na stałe z miejscem zamieszkania. Nie posiada roślin i nie opiekuje się zwierzętami. Martwi się jednak o dobytek swój lub współlokatorów, więc czasami zdarza mu się zawrócić w celu sprawdzenia, czy zamknął drzwi mieszkania. Rzadko, ale jednak, czasami jego obawy się sprawdzają.</text:span></text:p>
      <text:p text:style-name="P3"/>
      <text:p text:style-name="P3"><text:span text:style-name="T2"><text:tab/></text:span><text:span text:style-name="T6">Z głową w chmurach.</text:span><text:span text:style-name="T2"> Przez bycie zabieganym raczej nie zastanawia się nad tym, w jakim stanie zostawia urządzenia po skorzystaniu z nich. Nie przejmuje się tym faktem.</text:span></text:p>
      <text:p text:style-name="P3"/>
      <text:p text:style-name="P3"><text:tab/><text:span text:style-name="T7">Ciekawski, ale nie dyktator. </text:span><text:span text:style-name="T3">Nie jest mu potrzebne monitorowanie stanu sprzętów domowych. Nie jest również zainteresowany możliwością ich zdalnego włączania/wyłączania. Chciałby jednak móc zdalnie włączać/wyłączać oświetlenie w pokoju. Jest również chętny do zapoznania się z aktualną temperaturą panującą w pokoju oraz jej dobowym rozkładem.</text:span></text:p>
      <text:p text:style-name="P3"/>
      <text:p text:style-name="P3"/>
      <text:p text:style-name="P3"/>
      <text:p text:style-name="P3"/>
      <text:p text:style-name="P5">Maria Nowacka (23 lata)</text:p>
      <text:p text:style-name="P5"><text:span text:style-name="T9"/></text:p>
      <text:p text:style-name="P5"><text:span text:style-name="T9"><text:tab/></text:span><text:span text:style-name="T8">Studentka.</text:span><text:span text:style-name="T10"> Wraz z grupą znajomych przeprowadziła się do innego miasta. Razem wynajmują mieszkanie niedaleko centrum. Pomimo emigracji stara się sprawić, aby jej miejsce zamieszkania było bardziej komfortowe. Po powrocie do domu rodzinnego lubi opiekować się swoim zwierzakiem. </text:span></text:p>
      <text:p text:style-name="P5"><text:span text:style-name="T10"/></text:p>
      <text:p text:style-name="P5"><text:span text:style-name="T10"><text:tab/></text:span><text:span text:style-name="T8">Twardo stąpa po ziemi.</text:span><text:span text:style-name="T10"> Stara się pamiętać o wszystkim przez co często dręczy ją poczucie, że zapomniała o czymś ważnym. Jej obawy zawsze okazują się jednak fałszywe.</text:span></text:p>
      <text:p text:style-name="P5"><text:span text:style-name="T10"/></text:p>
      <text:p text:style-name="P5"><text:span text:style-name="T10"><text:tab/></text:span><text:span text:style-name="T8">Bogini ogniska domowego.</text:span><text:span text:style-name="T10"> Chciałaby mieć możliwość zdalnego monitorowania warunków w mieszkaniu. Jest również bardzo zainteresowana posiadaniem kontroli nad sprzętami domowymi niezależnie od aktualnego miejsca pobytu.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21:09:32.399000000</meta:creation-date>
    <dc:date>2017-06-17T22:26:48.192000000</dc:date>
    <meta:editing-duration>PT14M31S</meta:editing-duration>
    <meta:editing-cycles>7</meta:editing-cycles>
    <meta:generator>LibreOffice/5.1.0.3$Windows_x86 LibreOffice_project/5e3e00a007d9b3b6efb6797a8b8e57b51ab1f737</meta:generator>
    <meta:document-statistic meta:table-count="0" meta:image-count="0" meta:object-count="0" meta:page-count="1" meta:paragraph-count="9" meta:word-count="243" meta:character-count="1722" meta:non-whitespace-character-count="1478"/>
  </office:meta>
</office:document-meta>
</file>